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37cm"/>
    </style:style>
    <style:style style:name="gr4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6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714cm" svg:y="1.4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581cm" svg:y="1.4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37cm" svg:height="0.3cm" svg:x="15.053cm" svg:y="1.4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3.776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2.838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10.481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9.543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12.281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11.343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7.907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6.931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4.162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6.015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18:03:30.528149145</dc:date>
    <meta:editing-duration>PT56M42S</meta:editing-duration>
    <meta:editing-cycles>12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-5" chart:maximum="15" chart:origin="0" chart:interval-major="5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chart:data-source-has-labels="both" svg:x="1.146cm" svg:y="1.549cm" svg:width="19.429cm" svg:height="7.994cm">
          <chartooo:coordinate-region svg:x="1.873cm" svg:y="1.801cm" svg:width="18.702cm" svg:height="5.084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-0.055cm" svg:y="6.894cm" chart:style-name="ch6">
              <text:p>performance degradation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5.30872502851794">
                <text:p>5.30872502851794</text:p>
              </table:table-cell>
              <table:table-cell office:value-type="float" office:value="-0.6002917752852">
                <text:p>-0.6002917752852</text:p>
              </table:table-cell>
              <table:table-cell office:value-type="float" office:value="0.900092253222629">
                <text:p>0.900092253222629</text:p>
              </table:table-cell>
              <table:table-cell office:value-type="float" office:value="0.829656943438462">
                <text:p>0.829656943438462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944839515664">
                <text:p>2.8944839515664</text:p>
              </table:table-cell>
              <table:table-cell office:value-type="float" office:value="4.77069215876089">
                <text:p>4.77069215876089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0.208156139487003">
                <text:p>0.208156139487003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1.02791102550331">
                <text:p>1.02791102550331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10.7618865762841">
                <text:p>10.7618865762841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185008986150814">
                <text:p>-0.0185008986150814</text:p>
              </table:table-cell>
              <table:table-cell office:value-type="float" office:value="-0.0932687276780753">
                <text:p>-0.0932687276780753</text:p>
              </table:table-cell>
              <table:table-cell office:value-type="float" office:value="2.44496971487664">
                <text:p>2.44496971487664</text:p>
              </table:table-cell>
              <table:table-cell office:value-type="float" office:value="NaN">
                <text:p>NaN</text:p>
              </table:table-cell>
              <table:table-cell office:value-type="float" office:value="2.53123898448427">
                <text:p>2.53123898448427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1.16996694843371">
                <text:p>1.16996694843371</text:p>
              </table:table-cell>
              <table:table-cell office:value-type="float" office:value="-0.162628847487634">
                <text:p>-0.162628847487634</text:p>
              </table:table-cell>
              <table:table-cell office:value-type="float" office:value="0.114693195701499">
                <text:p>0.114693195701499</text:p>
              </table:table-cell>
              <table:table-cell office:value-type="float" office:value="0.0658457891617781">
                <text:p>0.0658457891617781</text:p>
              </table:table-cell>
              <table:table-cell office:value-type="float" office:value="0.0424673532222197">
                <text:p>0.0424673532222197</text:p>
              </table:table-cell>
              <table:table-cell office:value-type="float" office:value="0.165289256198353">
                <text:p>0.165289256198353</text:p>
              </table:table-cell>
              <table:table-cell office:value-type="float" office:value="2.14484511132623">
                <text:p>2.14484511132623</text:p>
              </table:table-cell>
              <table:table-cell office:value-type="float" office:value="0.0836400133823911">
                <text:p>0.0836400133823911</text:p>
              </table:table-cell>
              <table:table-cell office:value-type="float" office:value="-0.88472682119205">
                <text:p>-0.8847268211920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205616720023">
                <text:p>1.00205616720023</text:p>
              </table:table-cell>
              <table:table-cell office:value-type="float" office:value="-0.203730113162814">
                <text:p>-0.203730113162814</text:p>
              </table:table-cell>
              <table:table-cell office:value-type="float" office:value="0.994035785288272">
                <text:p>0.994035785288272</text:p>
              </table:table-cell>
              <table:table-cell office:value-type="float" office:value="-0.609127362994077">
                <text:p>-0.609127362994077</text:p>
              </table:table-cell>
              <table:table-cell office:value-type="float" office:value="-0.0547145723144293">
                <text:p>-0.0547145723144293</text:p>
              </table:table-cell>
              <table:table-cell office:value-type="float" office:value="-0.0581456813616654">
                <text:p>-0.0581456813616654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11749642980252">
                <text:p>-0.211749642980252</text:p>
              </table:table-cell>
              <table:table-cell office:value-type="float" office:value="NaN">
                <text:p>NaN</text:p>
              </table:table-cell>
              <table:table-cell office:value-type="float" office:value="0.188453839148972">
                <text:p>0.188453839148972</text:p>
              </table:table-cell>
            </table:table-row>
            <table:table-row>
              <table:table-cell office:value-type="string">
                <text:p>SWITCH(IPC=3.0)</text:p>
              </table:table-cell>
              <table:table-cell office:value-type="float" office:value="1.52095703296381">
                <text:p>1.52095703296381</text:p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29653177749522">
                <text:p>0.129653177749522</text:p>
              </table:table-cell>
              <table:table-cell office:value-type="float" office:value="0.612365839204576">
                <text:p>0.612365839204576</text:p>
              </table:table-cell>
              <table:table-cell office:value-type="float" office:value="2.18706869094384">
                <text:p>2.18706869094384</text:p>
              </table:table-cell>
              <table:table-cell office:value-type="float" office:value="2.44089948106861">
                <text:p>2.44089948106861</text:p>
              </table:table-cell>
              <table:table-cell office:value-type="float" office:value="3.3579380445305">
                <text:p>3.3579380445305</text:p>
              </table:table-cell>
              <table:table-cell office:value-type="float" office:value="4.65038474406155">
                <text:p>4.65038474406155</text:p>
              </table:table-cell>
              <table:table-cell office:value-type="float" office:value="-0.876966059602657">
                <text:p>-0.876966059602657</text:p>
              </table:table-cell>
              <table:table-cell office:value-type="float" office:value="-0.156676664129995">
                <text:p>-0.156676664129995</text:p>
              </table:table-cell>
              <table:table-cell office:value-type="float" office:value="1.01246714036596">
                <text:p>1.01246714036596</text:p>
              </table:table-cell>
              <table:table-cell office:value-type="float" office:value="-0.159279906654564">
                <text:p>-0.159279906654564</text:p>
              </table:table-cell>
              <table:table-cell office:value-type="float" office:value="1.09033300198806">
                <text:p>1.09033300198806</text:p>
              </table:table-cell>
              <table:table-cell office:value-type="float" office:value="-0.611036853160196">
                <text:p>-0.611036853160196</text:p>
              </table:table-cell>
              <table:table-cell office:value-type="float" office:value="0.57754270776339">
                <text:p>0.57754270776339</text:p>
              </table:table-cell>
              <table:table-cell office:value-type="float" office:value="-0.0502167248123575">
                <text:p>-0.050216724812357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-0.209287437829309">
                <text:p>-0.209287437829309</text:p>
              </table:table-cell>
              <table:table-cell office:value-type="float" office:value="NaN">
                <text:p>NaN</text:p>
              </table:table-cell>
              <table:table-cell office:value-type="float" office:value="0.8593524817336">
                <text:p>0.8593524817336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4.29377870075169">
                <text:p>4.29377870075169</text:p>
              </table:table-cell>
              <table:table-cell office:value-type="float" office:value="-0.160237246789263">
                <text:p>-0.160237246789263</text:p>
              </table:table-cell>
              <table:table-cell office:value-type="float" office:value="0.174533123893572">
                <text:p>0.174533123893572</text:p>
              </table:table-cell>
              <table:table-cell office:value-type="float" office:value="0.674919338908264">
                <text:p>0.674919338908264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61387660964828">
                <text:p>2.61387660964828</text:p>
              </table:table-cell>
              <table:table-cell office:value-type="float" office:value="3.59390125847048">
                <text:p>3.59390125847048</text:p>
              </table:table-cell>
              <table:table-cell office:value-type="float" office:value="4.68384074941453">
                <text:p>4.68384074941453</text:p>
              </table:table-cell>
              <table:table-cell office:value-type="float" office:value="-0.871792218543055">
                <text:p>-0.871792218543055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1.0072616537831">
                <text:p>1.0072616537831</text:p>
              </table:table-cell>
              <table:table-cell office:value-type="float" office:value="-0.146315263089658">
                <text:p>-0.146315263089658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4.70849291750258">
                <text:p>4.70849291750258</text:p>
              </table:table-cell>
              <table:table-cell office:value-type="float" office:value="-0.0502167248123575">
                <text:p>-0.0502167248123575</text:p>
              </table:table-cell>
              <table:table-cell office:value-type="float" office:value="-0.0773447985622955">
                <text:p>-0.0773447985622955</text:p>
              </table:table-cell>
              <table:table-cell office:value-type="float" office:value="0.398877234451167">
                <text:p>0.398877234451167</text:p>
              </table:table-cell>
              <table:table-cell office:value-type="float" office:value="NaN">
                <text:p>NaN</text:p>
              </table:table-cell>
              <table:table-cell office:value-type="float" office:value="1.35680652961043">
                <text:p>1.35680652961043</text:p>
              </table:table-cell>
            </table:table-row>
            <table:table-row>
              <table:table-cell office:value-type="string">
                <text:p>SWITCH(IPC=4.0)</text:p>
              </table:table-cell>
              <table:table-cell office:value-type="float" office:value="5.30287519377577">
                <text:p>5.30287519377577</text:p>
              </table:table-cell>
              <table:table-cell office:value-type="float" office:value="-0.16502044818596">
                <text:p>-0.16502044818596</text:p>
              </table:table-cell>
              <table:table-cell office:value-type="float" office:value="0.438826140075299">
                <text:p>0.438826140075299</text:p>
              </table:table-cell>
              <table:table-cell office:value-type="float" office:value="0.688088496740624">
                <text:p>0.688088496740624</text:p>
              </table:table-cell>
              <table:table-cell office:value-type="float" office:value="2.19768552924939">
                <text:p>2.19768552924939</text:p>
              </table:table-cell>
              <table:table-cell office:value-type="float" office:value="2.82529310013454">
                <text:p>2.82529310013454</text:p>
              </table:table-cell>
              <table:table-cell office:value-type="float" office:value="4.48330106485964">
                <text:p>4.48330106485964</text:p>
              </table:table-cell>
              <table:table-cell office:value-type="float" office:value="4.76748076279692">
                <text:p>4.76748076279692</text:p>
              </table:table-cell>
              <table:table-cell office:value-type="float" office:value="-0.28973509933774">
                <text:p>-0.28973509933774</text:p>
              </table:table-cell>
              <table:table-cell office:value-type="float" office:value="-0.172344330542984">
                <text:p>-0.172344330542984</text:p>
              </table:table-cell>
              <table:table-cell office:value-type="float" office:value="2.73027771270921">
                <text:p>2.73027771270921</text:p>
              </table:table-cell>
              <table:table-cell office:value-type="float" office:value="-0.133350619524752">
                <text:p>-0.133350619524752</text:p>
              </table:table-cell>
              <table:table-cell office:value-type="float" office:value="1.82964711729622">
                <text:p>1.82964711729622</text:p>
              </table:table-cell>
              <table:table-cell office:value-type="float" office:value="-0.588122971166705">
                <text:p>-0.588122971166705</text:p>
              </table:table-cell>
              <table:table-cell office:value-type="float" office:value="5.16748738525138">
                <text:p>5.16748738525138</text:p>
              </table:table-cell>
              <table:table-cell office:value-type="float" office:value="-0.0555026958452443">
                <text:p>-0.0555026958452443</text:p>
              </table:table-cell>
              <table:table-cell office:value-type="float" office:value="-0.0796196455788323">
                <text:p>-0.0796196455788323</text:p>
              </table:table-cell>
              <table:table-cell office:value-type="float" office:value="0.782981237996738">
                <text:p>0.782981237996738</text:p>
              </table:table-cell>
              <table:table-cell office:value-type="float" office:value="NaN">
                <text:p>NaN</text:p>
              </table:table-cell>
              <table:table-cell office:value-type="float" office:value="1.67276309238863">
                <text:p>1.672763092388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